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T1" style:family="text">
      <style:text-properties fo:font-variant="normal" fo:text-transform="none" fo:color="#222222" style:font-name="Arial1" fo:font-size="12pt" fo:letter-spacing="normal" fo:font-style="normal" fo:font-weight="normal"/>
    </style:style>
    <style:style style:name="T2" style:family="text">
      <style:text-properties fo:font-variant="normal" fo:text-transform="none" fo:color="#222222" style:font-name="Arial1" fo:font-size="12pt" fo:letter-spacing="normal" fo:language="mk" fo:country="MK"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Процесот на создавање на мојот проект во HTML и CSS. Со цел да го олеснам прегледот и навигацијата на страницата, решив да го организирам во пет чекори. Секој чекор претставува еден дел од проектот и има специфична функција.</text:span><text:line-break/><text:line-break/><text:span text:style-name="T1">1. Првиот чекор го започнав со креирање на главното мени, кој беше поставен како слика на фискална сметка. Оваа слика ми даваше додатен креативен израз и прилагодливост на дизајнот. Во менито ги поставив скриени линкови до другите делови од проектот, за да се олесни навигацијата на посетителите.</text:span><text:line-break/><text:line-break/><text:span text:style-name="T1">2. Вториот дел од проектот е посветен на мојата биографија. Внатре, го вклучив текстот </text:span><text:span text:style-name="T2">со мојата биографија</text:span><text:span text:style-name="T1">. Дополнително, додадов и слика од мене за да го персонализирам делот и да го приближам себеси кон читателите. Овој дел ми дозволи да споделам повеќе за себе и да го поддржам кредибилитетот на проектот.</text:span><text:line-break/><text:line-break/><text:span text:style-name="T1">3. Третиот дел е посветен на контакт информациите. Вклучив линкови до моите социјални профили, како што се Outlook, Gmail и Instagram. Ова им овозможува на посетителите лесно да ме контактираат или да го следат моето работење на социјалните мрежи. Важно беше да ги поставам сите социјални профили на едно место, заедно со соодветни икони, за да ги олеснам корисниците.</text:span><text:line-break/><text:line-break/><text:span text:style-name="T1">4. Четвртиот дел е MORE делот, каде што имам повеќе слики и информации со датуми. Оваа секција беше додадена за да дадам повеќе детали и визуелни прикази.</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1" meta:word-count="222" meta:character-count="1360"/>
    <dc:date>2023-07-10T21:42:58.42</dc:date>
    <dc:creator>Anastasija Stojcevska</dc:creator>
    <meta:generator>OpenOffice/4.1.13$Win32 OpenOffice.org_project/4113m1$Build-9810</meta:generator>
  </office:meta>
</office:document-meta>
</file>